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668b" officeooo:paragraph-rsid="0003668b"/>
    </style:style>
    <style:style style:name="P2" style:family="paragraph" style:parent-style-name="Standard">
      <style:text-properties officeooo:rsid="0004f56a" officeooo:paragraph-rsid="0004f56a"/>
    </style:style>
    <style:style style:name="P3" style:family="paragraph" style:parent-style-name="Standard">
      <style:text-properties officeooo:rsid="0004f56a" officeooo:paragraph-rsid="00050d84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2" style:list-style-name=""/>
    <style:style style:name="P7" style:family="paragraph" style:parent-style-name="Standard" style:list-style-name="L1">
      <style:text-properties officeooo:rsid="0004f56a" officeooo:paragraph-rsid="00050d84"/>
    </style:style>
    <style:style style:name="P8" style:family="paragraph" style:parent-style-name="Standard" style:list-style-name="L1">
      <style:text-properties officeooo:rsid="0004f56a" officeooo:paragraph-rsid="0004f56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NALI TECNICA APP GYMBOARD (DESKTOP E MOBILE)</text:p>
      <text:p text:style-name="P1"/>
      <text:p text:style-name="P1"/>
      <text:p text:style-name="P1"/>
      <text:table-of-content text:style-name="Sect1" text:protected="true" text:name="Indice generale1">
        <text:table-of-content-source text:outline-level="10">
          <text:index-title-template text:style-name="Contents_20_Heading">Indice 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/>
            <text:p text:style-name="Contents_20_Heading">Indice </text:p>
          </text:index-title>
          <text:p text:style-name="P4"><text:a xlink:type="simple" xlink:href="#__RefHeading___Toc243_1884455289" text:style-name="Index_20_Link" text:visited-style-name="Index_20_Link">TARGET<text:tab/>2</text:a></text:p>
        </text:index-body>
      </text:table-of-content>
      <text:h text:style-name="P6" text:outline-level="2"/>
      <text:h text:style-name="P5" text:outline-level="1"/>
      <text:h text:style-name="Heading_20_1" text:outline-level="1"><text:bookmark-start text:name="__RefHeading___Toc243_1884455289"/>TARGET <text:bookmark-end text:name="__RefHeading___Toc243_1884455289"/></text:h>
      <text:p text:style-name="P2">Il target dell’applicativo è un pubblico frequentatore di palestre. </text:p>
      <text:p text:style-name="P3">Infatti dovrà:</text:p>
      <text:list xml:id="list135698476" text:style-name="L1">
        <text:list-item>
          <text:p text:style-name="P7">Effettuare il login </text:p>
        </text:list-item>
        <text:list-item>
          <text:p text:style-name="P8">Poter creare la scheda</text:p>
        </text:list-item>
        <text:list-item>
          <text:p text:style-name="P8">Memorizzare la scheda di allenamento. </text:p>
        </text:list-item>
        <text:list-item>
          <text:p text:style-name="P8">Tener traccia dei singoli esercizi</text:p>
        </text:list-item>
        <text:list-item>
          <text:p text:style-name="P8">Memorizzare i progressi </text:p>
        </text:list-item>
        <text:list-item>
          <text:p text:style-name="P8">Archiviare le schede in cloud</text:p>
        </text:list-item>
      </text:list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5T12:06:01.244000000</meta:creation-date>
    <dc:date>2022-05-05T17:18:26.771000000</dc:date>
    <meta:editing-duration>PT3H30M4S</meta:editing-duration>
    <meta:editing-cycles>2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12" meta:word-count="53" meta:character-count="322" meta:non-whitespace-character-count="281"/>
  </office:meta>
</office:document-meta>
</file>